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7ac5" officeooo:paragraph-rsid="000c7a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lle est l’intérêt d’un modèle multiagent : </text:p>
      <text:p text:style-name="P1"/>
      <text:p text:style-name="P1">- on essaie aussi de faire fitter des individus X à des Y, donc à optimiser une fonction f</text:p>
      <text:p text:style-name="P1">avec comme paramètre de la fonction f des descripteurs supplémentaires des individus (influence sociale, taille du champ de vision… etc)</text:p>
      <text:p text:style-name="P1"/>
      <text:p text:style-name="P1">- à quel point le modèle multiagent est intéressant = qu’est-ce qu’il apporte par rapport à d’autres modèles qui s’embete pas à simuler totalement le monde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2:06:19.957293985</meta:creation-date>
    <dc:date>2023-01-17T15:42:57.101871180</dc:date>
    <meta:editing-duration>PT1H25M55S</meta:editing-duration>
    <meta:editing-cycles>1</meta:editing-cycles>
    <meta:document-statistic meta:table-count="0" meta:image-count="0" meta:object-count="0" meta:page-count="1" meta:paragraph-count="4" meta:word-count="72" meta:character-count="429" meta:non-whitespace-character-count="359"/>
    <meta:generator>LibreOffice/7.3.7.2$Linux_X86_64 LibreOffice_project/30$Build-2</meta:generator>
  </office:meta>
</office:document-meta>
</file>